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10f7c" officeooo:paragraph-rsid="00010f7c"/>
    </style:style>
    <style:style style:name="P2" style:family="paragraph" style:parent-style-name="Standard">
      <style:text-properties officeooo:rsid="00020b59" officeooo:paragraph-rsid="00020b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sinessYear</text:p>
      <text:p text:style-name="P1">UserID</text:p>
      <text:p text:style-name="P1">PlanID</text:p>
      <text:p text:style-name="P1">RatingAreaID - <text:s/>Each state is divided into 0-150 geographic areas. There’s a plan <text:s/>set for each</text:p>
      <text:p text:style-name="P1">Tobacco <text:s/>Yes/No</text:p>
      <text:p text:style-name="P1">Age, (0-20), Family, by year 21-64, 65 and over</text:p>
      <text:p text:style-name="P1"/>
      <text:p text:style-name="P1"/>
      <text:p text:style-name="P2">not using = too bi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6:32:26.388448045</meta:creation-date>
    <dc:date>2019-09-10T16:37:58.452191673</dc:date>
    <meta:editing-duration>PT5M3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35" meta:character-count="200" meta:non-whitespace-character-count="169"/>
  </office:meta>
</office:document-meta>
</file>